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A8FB499A345AF062FB.png" manifest:media-type="image/png"/>
  <manifest:file-entry manifest:full-path="Pictures/100002010000025C0000014812388DA86E661B67.png" manifest:media-type="image/png"/>
  <manifest:file-entry manifest:full-path="Pictures/100002010000025C00000255E167C7458A75589F.png" manifest:media-type="image/png"/>
  <manifest:file-entry manifest:full-path="Pictures/100002010000014300000075958D79926A77E087.png" manifest:media-type="image/png"/>
  <manifest:file-entry manifest:full-path="Pictures/100002010000025A00000062A94FE5465C4A7A33.png" manifest:media-type="image/png"/>
  <manifest:file-entry manifest:full-path="Pictures/100002010000025C000001F91A7E819E1738C25C.png" manifest:media-type="image/png"/>
  <manifest:file-entry manifest:full-path="Pictures/100002010000025A000000A3F7C834A80E993C07.png" manifest:media-type="image/png"/>
  <manifest:file-entry manifest:full-path="Pictures/100002010000025A000000EEBA05B4A456279CAD.png" manifest:media-type="image/png"/>
  <manifest:file-entry manifest:full-path="Pictures/100002010000025C0000019E0ABC68F7F94F2A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24pt" fo:background-color="#dddddd" style:font-size-asian="24pt" style:font-size-complex="24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24pt" officeooo:rsid="00159403" officeooo:paragraph-rsid="00159403" fo:background-color="#ffffff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59403" officeooo:paragraph-rsid="00171f6d" fo:background-color="#fffff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59403" officeooo:paragraph-rsid="00238654" fo:background-color="#fffff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71f6d" officeooo:paragraph-rsid="00171f6d" fo:background-color="#fffff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43f0e" officeooo:paragraph-rsid="00243f0e" fo:background-color="#ffffff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8pt" fo:background-color="#dddddd" style:font-size-asian="28pt" style:font-size-complex="28pt"/>
    </style:style>
    <style:style style:name="P10" style:family="paragraph" style:parent-style-name="Standard">
      <style:paragraph-properties fo:text-align="start" style:justify-single-word="false"/>
      <style:text-properties officeooo:paragraph-rsid="00171f6d"/>
    </style:style>
    <style:style style:name="P11" style:family="paragraph" style:parent-style-name="Standard">
      <style:paragraph-properties fo:text-align="start" style:justify-single-word="false"/>
      <style:text-properties officeooo:paragraph-rsid="00176b71"/>
    </style:style>
    <style:style style:name="P12" style:family="paragraph" style:parent-style-name="Standard">
      <style:paragraph-properties fo:text-align="end" style:justify-single-word="false"/>
      <style:text-properties fo:font-size="12pt" officeooo:rsid="00243f0e" officeooo:paragraph-rsid="00243f0e" fo:background-color="#fffff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rsid="00176b71" officeooo:paragraph-rsid="00176b71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38b68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43f0e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43f0e" officeooo:paragraph-rsid="00243f0e" fo:background-color="#ffffff" style:font-size-asian="14pt" style:font-weight-asian="bold" style:font-size-complex="14pt" style:font-weight-complex="bold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officeooo:paragraph-rsid="00198234"/>
    </style:style>
    <style:style style:name="P19" style:family="paragraph" style:parent-style-name="Text_20_body">
      <style:text-properties officeooo:paragraph-rsid="00198234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text-properties fo:font-size="12pt" officeooo:paragraph-rsid="0025c5e2" style:font-size-asian="12pt" style:font-size-complex="12pt"/>
    </style:style>
    <style:style style:name="P22" style:family="paragraph" style:parent-style-name="Text_20_body">
      <style:text-properties fo:font-size="13pt" officeooo:paragraph-rsid="0025c5e2" style:font-size-asian="13pt" style:font-size-complex="13pt"/>
    </style:style>
    <style:style style:name="P23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24" style:family="paragraph" style:parent-style-name="Text_20_body">
      <style:text-properties fo:font-size="14pt" officeooo:paragraph-rsid="0025c5e2" style:font-size-asian="14pt" style:font-size-complex="14pt"/>
    </style:style>
    <style:style style:name="P25" style:family="paragraph" style:parent-style-name="Text_20_body">
      <style:text-properties fo:font-size="11pt" officeooo:paragraph-rsid="0025c5e2" style:font-size-asian="11pt" style:font-size-complex="11pt"/>
    </style:style>
    <style:style style:name="P26" style:family="paragraph" style:parent-style-name="Text_20_body">
      <style:text-properties officeooo:rsid="0025c5e2" officeooo:paragraph-rsid="0025c5e2"/>
    </style:style>
    <style:style style:name="P27" style:family="paragraph" style:parent-style-name="Text_20_body">
      <style:text-properties officeooo:rsid="0025c5e2" officeooo:paragraph-rsid="002a360a"/>
    </style:style>
    <style:style style:name="P28" style:family="paragraph" style:parent-style-name="Text_20_body">
      <style:text-properties officeooo:rsid="002a360a" officeooo:paragraph-rsid="002a360a"/>
    </style:style>
    <style:style style:name="P29" style:family="paragraph" style:parent-style-name="Text_20_body" style:list-style-name="L5">
      <style:paragraph-properties fo:margin-top="0cm" fo:margin-bottom="0cm" loext:contextual-spacing="false"/>
    </style:style>
    <style:style style:name="P30" style:family="paragraph">
      <style:paragraph-properties fo:text-align="center"/>
    </style:style>
    <style:style style:name="T1" style:family="text">
      <style:text-properties officeooo:rsid="0015940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71f6d" style:font-size-asian="16pt" style:font-size-complex="16pt"/>
    </style:style>
    <style:style style:name="T4" style:family="text">
      <style:text-properties fo:font-size="16pt" officeooo:rsid="00238654" style:font-size-asian="16pt" style:font-size-complex="16pt"/>
    </style:style>
    <style:style style:name="T5" style:family="text">
      <style:text-properties fo:font-size="16pt" officeooo:rsid="00238b68" style:font-size-asian="16pt" style:font-size-complex="16pt"/>
    </style:style>
    <style:style style:name="T6" style:family="text">
      <style:text-properties fo:font-size="16pt" officeooo:rsid="00171f6d" fo:background-color="#ffffff" loext:char-shading-value="0" style:font-size-asian="16pt" style:font-size-complex="16pt"/>
    </style:style>
    <style:style style:name="T7" style:family="text">
      <style:text-properties fo:font-size="16pt" fo:background-color="#ffffff" loext:char-shading-value="0" style:font-size-asian="16pt" style:font-size-complex="16pt"/>
    </style:style>
    <style:style style:name="T8" style:family="text">
      <style:text-properties fo:font-size="16pt" officeooo:rsid="00176b71" fo:background-color="#ffffff" loext:char-shading-value="0" style:font-size-asian="16pt" style:font-size-complex="16pt"/>
    </style:style>
    <style:style style:name="T9" style:family="text">
      <style:text-properties fo:font-size="16pt" officeooo:rsid="00198234" fo:background-color="#ffffff" loext:char-shading-value="0" style:font-size-asian="16pt" style:font-size-complex="16pt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243f0e" style:font-size-asian="16pt" style:font-weight-asian="normal" style:font-size-complex="16pt" style:font-weight-complex="normal"/>
    </style:style>
    <style:style style:name="T12" style:family="text">
      <style:text-properties officeooo:rsid="00171f6d"/>
    </style:style>
    <style:style style:name="T13" style:family="text">
      <style:text-properties fo:font-size="12pt" officeooo:rsid="00176b71" fo:background-color="#ffffff" loext:char-shading-value="0" style:font-size-asian="10.5pt" style:font-size-complex="12pt"/>
    </style:style>
    <style:style style:name="T14" style:family="text">
      <style:text-properties fo:font-size="12pt" fo:background-color="#ffffff" loext:char-shading-value="0" style:font-size-asian="10.5pt" style:font-size-complex="12pt"/>
    </style:style>
    <style:style style:name="T15" style:family="text">
      <style:text-properties fo:font-size="12pt" officeooo:rsid="00198234" fo:background-color="#ffffff" loext:char-shading-value="0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5c5e2" style:font-size-asian="12pt" style:font-size-complex="12pt"/>
    </style:style>
    <style:style style:name="T18" style:family="text">
      <style:text-properties fo:font-size="12pt" officeooo:rsid="002a360a" style:font-size-asian="12pt" style:font-size-complex="12pt"/>
    </style:style>
    <style:style style:name="T19" style:family="text">
      <style:text-properties fo:font-style="itali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25c5e2" style:font-size-asian="14pt" style:font-size-complex="14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25c5e2" style:font-size-asian="13pt" style:font-size-complex="13pt"/>
    </style:style>
    <style:style style:name="T24" style:family="text">
      <style:text-properties officeooo:rsid="0025c5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SSIGNMENT <text:s/>- <text:s/>2</text:span></text:p>
      <text:p text:style-name="P1"/>
      <text:p text:style-name="P1"/>
      <text:list xml:id="list4194765433" text:style-name="L2">
        <text:list-item>
          <text:p text:style-name="P2">ACTIVATION RECORDS</text:p>
        </text:list-item>
      </text:list>
      <text:p text:style-name="P3"/>
      <text:p text:style-name="P5"><text:s/><text:span text:style-name="T2"><text:s/></text:span></text:p>
      <text:p text:style-name="P5"><text:span text:style-name="T2">CASE – 1) RECURSIVE FUNCTIONS</text:span></text:p>
      <text:p text:style-name="P4"><text:span text:style-name="T2"><text:tab/><text:tab/></text:span></text:p>
      <text:p text:style-name="P4"><text:span text:style-name="T2">Let’s take for ins</text:span><text:span text:style-name="T3">tance a function that calculates the factorial of a number.</text:span></text:p>
      <text:p text:style-name="P4"><text:span text:style-name="T3"><text:tab/><text:tab/></text:span></text:p>
      <text:p text:style-name="P14"><text:span text:style-name="T12">C</text:span>ODE :</text:p>
      <text:p text:style-name="P4"><text:span text:style-name="T3"><text:tab/>def fact(n):</text:span></text:p>
      <text:p text:style-name="P4"><text:span text:style-name="T3"><text:tab/><text:tab/>if(n &gt; 0) :</text:span></text:p>
      <text:p text:style-name="P4"><text:span text:style-name="T3"><text:tab/><text:tab/><text:tab/>return (n * fact (n -1))</text:span></text:p>
      <text:p text:style-name="P4"><text:span text:style-name="T3"><text:tab/><text:tab/>else</text:span></text:p>
      <text:p text:style-name="P4"><text:span text:style-name="T3"><text:tab/><text:tab/><text:tab/>return 1</text:span></text:p>
      <text:p text:style-name="P4"><text:span text:style-name="T3"><text:tab/></text:span><text:span text:style-name="T5">fact(3)</text:span></text:p>
      <text:p text:style-name="P4"><text:span text:style-name="T5"/></text:p>
      <text:p text:style-name="P4"><text:span text:style-name="T5"/></text:p>
      <text:p text:style-name="P7"><text:span text:style-name="T2"><text:tab/>The procedure will be as follows:</text:span></text:p>
      <text:p text:style-name="P10"><text:span text:style-name="T6"><text:tab/><text:tab/></text:span></text:p>
      <text:p text:style-name="P10"><text:span text:style-name="T6"><text:tab/><text:tab/><text:tab/><text:tab/></text:span><text:span text:style-name="T8">fact(3)</text:span></text:p>
      <text:p text:style-name="P10"><draw:line text:anchor-type="paragraph" draw:z-index="0" draw:name="Shape1" draw:style-name="gr1" draw:text-style-name="P30" svg:x1="93.32cm" svg:y1="88.725cm" svg:x2="93.32cm" svg:y2="90.397cm"><text:p/></draw:line><draw:line text:anchor-type="paragraph" draw:z-index="1" draw:name="Shape2" draw:style-name="gr1" draw:text-style-name="P30" svg:x1="94.103cm" svg:y1="90.419cm" svg:x2="94.103cm" svg:y2="88.662cm"><text:p/></draw:line><draw:line text:anchor-type="paragraph" draw:z-index="15" draw:name="Shape7" draw:style-name="gr1" draw:text-style-name="P30" svg:x1="63.833cm" svg:y1="58.577cm" svg:x2="63.875cm" svg:y2="60.334cm"><text:p/></draw:line><draw:line text:anchor-type="paragraph" draw:z-index="16" draw:name="Shape8" draw:style-name="gr1" draw:text-style-name="P30" svg:x1="64.468cm" svg:y1="60.101cm" svg:x2="64.468cm" svg:y2="58.429cm"><text:p/></draw:line><text:span text:style-name="T8"/></text:p>
      <text:p text:style-name="P13"><text:span text:style-name="T7"><text:tab/><text:tab/><text:tab/> <text:s/></text:span><text:span text:style-name="T14">calls<text:tab/> <text:s/>returns</text:span></text:p>
      <text:p text:style-name="P10"><text:span text:style-name="T8"/></text:p>
      <text:p text:style-name="P11"><draw:line text:anchor-type="paragraph" draw:z-index="18" draw:name="Shape10" draw:style-name="gr1" draw:text-style-name="P30" svg:x1="64.553cm" svg:y1="60.922cm" svg:x2="64.532cm" svg:y2="58.953cm"><text:p/></draw:line><text:span text:style-name="T8"><text:tab/><text:tab/><text:tab/><text:tab/>fact(2)</text:span></text:p>
      <text:p text:style-name="P11"><draw:line text:anchor-type="paragraph" draw:z-index="2" draw:name="Shape3" draw:style-name="gr1" draw:text-style-name="P30" svg:x1="93.341cm" svg:y1="88.57cm" svg:x2="93.32cm" svg:y2="90.412cm"><text:p/></draw:line><draw:line text:anchor-type="paragraph" draw:z-index="3" draw:name="Shape4" draw:style-name="gr1" draw:text-style-name="P30" svg:x1="94.061cm" svg:y1="90.369cm" svg:x2="94.103cm" svg:y2="88.549cm"><text:p/></draw:line><draw:line text:anchor-type="paragraph" draw:z-index="17" draw:name="Shape9" draw:style-name="gr1" draw:text-style-name="P30" svg:x1="63.918cm" svg:y1="58.401cm" svg:x2="63.918cm" svg:y2="60.306cm"><text:p/></draw:line><text:span text:style-name="T8"/></text:p>
      <text:p text:style-name="P11"><text:span text:style-name="T8"><text:tab/><text:tab/><text:tab/> <text:s/></text:span><text:span text:style-name="T13">calls<text:tab/> <text:s/>returns</text:span></text:p>
      <text:p text:style-name="P11"><text:span text:style-name="T8"/></text:p>
      <text:p text:style-name="P11"><text:span text:style-name="T8"><text:tab/><text:tab/><text:tab/><text:tab/>fact(1)</text:span></text:p>
      <text:p text:style-name="P11"><draw:line text:anchor-type="paragraph" draw:z-index="4" draw:name="Shape5" draw:style-name="gr1" draw:text-style-name="P30" svg:x1="93.363cm" svg:y1="88.69cm" svg:x2="93.363cm" svg:y2="90.468cm"><text:p/></draw:line><draw:line text:anchor-type="paragraph" draw:z-index="5" draw:name="Shape6" draw:style-name="gr1" draw:text-style-name="P30" svg:x1="94.167cm" svg:y1="90.32cm" svg:x2="94.167cm" svg:y2="88.521cm"><text:p/></draw:line><draw:line text:anchor-type="paragraph" draw:z-index="19" draw:name="Shape11" draw:style-name="gr1" draw:text-style-name="P30" svg:x1="63.855cm" svg:y1="58.499cm" svg:x2="63.876cm" svg:y2="60.383cm"><text:p/></draw:line><draw:line text:anchor-type="paragraph" draw:z-index="20" draw:name="Shape12" draw:style-name="gr1" draw:text-style-name="P30" svg:x1="64.574cm" svg:y1="60.277cm" svg:x2="64.553cm" svg:y2="58.351cm"><text:p/></draw:line><text:span text:style-name="T8"><text:s text:c="2"/></text:span></text:p>
      <text:p text:style-name="P11"><text:span text:style-name="T8"><text:tab/><text:tab/><text:tab/> <text:s/></text:span><text:span text:style-name="T13">calls<text:tab/> <text:s/>returns</text:span></text:p>
      <text:p text:style-name="P11"><text:span text:style-name="T8"/></text:p>
      <text:p text:style-name="P11"><text:span text:style-name="T8"><text:tab/><text:tab/><text:tab/><text:tab/>fact(0)</text:span></text:p>
      <text:p text:style-name="P11"><text:span text:style-name="T8"/></text:p>
      <text:p text:style-name="P11"><text:soft-page-break/><text:span text:style-name="T8"/></text:p>
      <text:list xml:id="list1245991987" text:style-name="L5">
        <text:list-item>
          <text:p text:style-name="P18"><text:span text:style-name="T15">The global variables are allocated statically in the initial portion of the stack. Assume that stack begins at 4096</text:span><text:span text:style-name="T9"> </text:span><text:span text:style-name="T8"><text:s/></text:span></text:p>
          <text:p text:style-name="P17"><text:line-break/><draw:frame draw:style-name="fr1" draw:name="Image1" text:anchor-type="as-char" svg:width="6.837cm" svg:height="2.477cm" draw:z-index="6"><draw:image xlink:href="Pictures/100002010000014300000075958D79926A77E087.png" xlink:type="simple" xlink:show="embed" xlink:actuate="onLoad" loext:mime-type="image/png"/></draw:frame></text:p>
        </text:list-item>
        <text:list-item>
          <text:p text:style-name="P17">Assuming that user inputs 3 resulting in a=3, the main functions sets up stack locations for its local variables and calls the function factorial(3) after setting up a part of the callee's activation record. </text:p>
          <text:p text:style-name="P17"><text:line-break/><draw:frame draw:style-name="fr1" draw:name="Image2" text:anchor-type="as-char" svg:width="12.742cm" svg:height="3.45cm" draw:z-index="7"><draw:image xlink:href="Pictures/100002010000025A000000A3F7C834A80E993C07.png" xlink:type="simple" xlink:show="embed" xlink:actuate="onLoad" loext:mime-type="image/png"/></draw:frame></text:p>
        </text:list-item>
        <text:list-item>
          <text:p text:style-name="P17">Factorial(3) saves the old Base pointer and sets up locations for its local variables. </text:p>
          <text:p text:style-name="P17"><text:line-break/><draw:frame draw:style-name="fr1" draw:name="Image3" text:anchor-type="as-char" svg:width="12.742cm" svg:height="5.038cm" draw:z-index="8"><draw:image xlink:href="Pictures/100002010000025A000000EEBA05B4A456279CAD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193547323107436" text:continue-numbering="true" text:style-name="L5">
        <text:list-item>
          <text:p text:style-name="P17">Factorial(3) calls factorial(2) and the activation record of factorial(2) is setup similar to the above steps. The register R0 is assumed to be used for temporary storage of the value of n in the expression <text:span text:style-name="T19">n * factorial(n-1)</text:span> i.e, 3. <text:soft-page-break/><draw:frame draw:style-name="fr1" draw:name="Image4" text:anchor-type="as-char" svg:width="12.785cm" svg:height="8.763cm" draw:z-index="14"><draw:image xlink:href="Pictures/100002010000025C0000019E0ABC68F7F94F2AE1.png" xlink:type="simple" xlink:show="embed" xlink:actuate="onLoad" loext:mime-type="image/png"/></draw:frame></text:p>
          <text:p text:style-name="P18"/>
        </text:list-item>
        <text:list-item>
          <text:p text:style-name="P18">Activation record for factorial(1) (called by factorial(2)) is seup similarly. </text:p>
          <text:p text:style-name="P29"><draw:frame draw:style-name="fr1" draw:name="Image5" text:anchor-type="as-char" svg:width="12.785cm" svg:height="12.637cm" draw:z-index="9"><draw:image xlink:href="Pictures/100002010000025C00000255E167C7458A75589F.png" xlink:type="simple" xlink:show="embed" xlink:actuate="onLoad" loext:mime-type="image/png"/></draw:frame></text:p>
          <text:p text:style-name="P17"/>
          <text:p text:style-name="P17"/>
        </text:list-item>
      </text:list>
      <text:p text:style-name="Text_20_body"/>
      <text:list xml:id="list193548105074507" text:continue-numbering="true" text:style-name="L5">
        <text:list-item>
          <text:p text:style-name="P17"><text:soft-page-break/>factorial(1) calculates the result and returns it by setting the value at return value location and pops off it local variables and sets back the base pointer.<draw:frame draw:style-name="fr2" draw:name="Image6" text:anchor-type="as-char" svg:width="12.785cm" svg:height="10.689cm" draw:z-index="12"><draw:image xlink:href="Pictures/100002010000025C000001F91A7E819E1738C25C.png" xlink:type="simple" xlink:show="embed" xlink:actuate="onLoad" loext:mime-type="image/png"/></draw:frame></text:p>
          <text:p text:style-name="P18"/>
        </text:list-item>
      </text:list>
      <text:p text:style-name="P19"/>
      <text:list xml:id="list193548553729887" text:continue-numbering="true" text:style-name="L5">
        <text:list-item>
          <text:p text:style-name="P18">Similarly, factorial(2) calculates the steps and pops off its activation record till the result value after setting back the old base pointer.<draw:frame draw:style-name="fr1" draw:name="Image7" text:anchor-type="as-char" svg:width="12.785cm" svg:height="6.943cm" draw:z-index="13"><draw:image xlink:href="Pictures/100002010000025C0000014812388DA86E661B67.png" xlink:type="simple" xlink:show="embed" xlink:actuate="onLoad" loext:mime-type="image/png"/></draw:frame></text:p>
        </text:list-item>
      </text:list>
      <text:p text:style-name="Text_20_body"><text:soft-page-break/></text:p>
      <text:list xml:id="list193547118898756" text:continue-numbering="true" text:style-name="L5">
        <text:list-item>
          <text:p text:style-name="P17">Similarly, factorial(3) also calculates the result and returns it to the main function. </text:p>
          <text:p text:style-name="P17"><text:line-break/><draw:frame draw:style-name="fr1" draw:name="Image8" text:anchor-type="as-char" svg:width="12.742cm" svg:height="3.556cm" draw:z-index="10"><draw:image xlink:href="Pictures/100002010000025A000000A8FB499A345AF062FB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193547388255564" text:continue-numbering="true" text:style-name="L5">
        <text:list-item>
          <text:p text:style-name="P17">Main function calculates and sets the 'result' variable. </text:p>
          <text:p text:style-name="P17"><text:line-break/><draw:frame draw:style-name="fr1" draw:name="Image9" text:anchor-type="as-char" svg:width="12.742cm" svg:height="2.074cm" draw:z-index="11"><draw:image xlink:href="Pictures/100002010000025A00000062A94FE5465C4A7A33.png" xlink:type="simple" xlink:show="embed" xlink:actuate="onLoad" loext:mime-type="image/png"/></draw:frame></text:p>
        </text:list-item>
      </text:list>
      <text:p text:style-name="Text_20_body"/>
      <text:p text:style-name="P6"><text:span text:style-name="T2">CASE – </text:span><text:span text:style-name="T4">2</text:span><text:span text:style-name="T2">) </text:span><text:span text:style-name="T4">STACK SMASHING</text:span></text:p>
      <text:p text:style-name="P6"><text:span text:style-name="T4"/></text:p>
      <text:p text:style-name="P8"><text:span text:style-name="T4">L</text:span><text:span text:style-name="T2">et’s take an example where the code tries to access forbidden regions of computer memory.</text:span></text:p>
      <text:p text:style-name="P8"><text:span text:style-name="T2"/></text:p>
      <text:p text:style-name="P15"><text:span text:style-name="T3">C</text:span><text:span text:style-name="T2">ODE :</text:span></text:p>
      <text:p text:style-name="P15"><text:span text:style-name="T2"><text:tab/><text:tab/></text:span><text:span text:style-name="T11">#include&lt;stdio.h&gt;</text:span></text:p>
      <text:p text:style-name="P15"><text:span text:style-name="T11"><text:tab/><text:tab/></text:span></text:p>
      <text:p text:style-name="P15"><text:span text:style-name="T11"><text:tab/><text:tab/>int main(){</text:span></text:p>
      <text:p text:style-name="P16"><text:span text:style-name="T10"><text:tab/><text:tab/><text:tab/>char str[10];</text:span></text:p>
      <text:p text:style-name="P16"><text:span text:style-name="T10"><text:tab/><text:tab/><text:tab/>int i;</text:span></text:p>
      <text:p text:style-name="P16"><text:span text:style-name="T10"><text:tab/></text:span></text:p>
      <text:p text:style-name="P16"><text:span text:style-name="T10"><text:tab/><text:tab/><text:tab/>for(i = 0; i &lt; 20; i++)</text:span></text:p>
      <text:p text:style-name="P16"><text:span text:style-name="T10"><text:tab/><text:tab/><text:tab/><text:tab/>str[i] = ‘a’;</text:span></text:p>
      <text:p text:style-name="P16"><text:span text:style-name="T10"/></text:p>
      <text:p text:style-name="P16"><text:span text:style-name="T10"><text:tab/><text:tab/><text:tab/>return 0;</text:span></text:p>
      <text:p text:style-name="P16"><text:span text:style-name="T10"><text:tab/><text:tab/>}</text:span></text:p>
      <text:p text:style-name="P16"/>
      <text:p text:style-name="P12"><draw:line text:anchor-type="paragraph" draw:z-index="21" draw:name="Shape13" draw:style-name="gr2" draw:text-style-name="P30" svg:x1="60.362cm" svg:y1="57.951cm" svg:x2="70.755cm" svg:y2="57.972cm"><text:p/></draw:line><draw:line text:anchor-type="paragraph" draw:z-index="22" draw:name="Shape14" draw:style-name="gr2" draw:text-style-name="P30" svg:x1="60.362cm" svg:y1="57.93cm" svg:x2="60.383cm" svg:y2="72.726cm"><text:p/></draw:line><draw:line text:anchor-type="paragraph" draw:z-index="23" draw:name="Shape15" draw:style-name="gr2" draw:text-style-name="P30" svg:x1="70.734cm" svg:y1="57.993cm" svg:x2="70.755cm" svg:y2="72.556cm"><text:p/></draw:line><draw:line text:anchor-type="paragraph" draw:z-index="33" draw:name="Shape25" draw:style-name="gr2" draw:text-style-name="P30" svg:x1="2.171cm" svg:y1="0.222cm" svg:x2="12.458cm" svg:y2="0.307cm"><text:p/></draw:line><draw:line text:anchor-type="paragraph" draw:z-index="34" draw:name="Shape26" draw:style-name="gr2" draw:text-style-name="P30" svg:x1="2.214cm" svg:y1="0.222cm" svg:x2="2.193cm" svg:y2="13.642cm"><text:p/></draw:line><draw:line text:anchor-type="paragraph" draw:z-index="36" draw:name="Shape28" draw:style-name="gr2" draw:text-style-name="P30" svg:x1="12.395cm" svg:y1="0.286cm" svg:x2="12.374cm" svg:y2="13.939cm"><text:p/></draw:line><text:soft-page-break/><text:tab/><text:tab/><text:tab/><text:tab/></text:p>
      <text:p text:style-name="P20"><draw:line text:anchor-type="paragraph" draw:z-index="24" draw:name="Shape16" draw:style-name="gr2" draw:text-style-name="P30" svg:x1="60.362cm" svg:y1="72.067cm" svg:x2="70.755cm" svg:y2="71.94cm"><text:p/></draw:line><draw:line text:anchor-type="paragraph" draw:z-index="25" draw:name="Shape17" draw:style-name="gr2" draw:text-style-name="P30" svg:x1="60.383cm" svg:y1="58.669cm" svg:x2="70.755cm" svg:y2="58.69cm"><text:p/></draw:line><draw:line text:anchor-type="paragraph" draw:z-index="26" draw:name="Shape18" draw:style-name="gr2" draw:text-style-name="P30" svg:x1="60.362cm" svg:y1="62.373cm" svg:x2="70.734cm" svg:y2="62.394cm"><text:p/></draw:line><draw:line text:anchor-type="paragraph" draw:z-index="27" draw:name="Shape19" draw:style-name="gr2" draw:text-style-name="P30" svg:x1="60.362cm" svg:y1="63.347cm" svg:x2="70.755cm" svg:y2="63.368cm"><text:p/></draw:line><draw:line text:anchor-type="paragraph" draw:z-index="28" draw:name="Shape20" draw:style-name="gr2" draw:text-style-name="P30" svg:x1="60.362cm" svg:y1="64.257cm" svg:x2="70.755cm" svg:y2="64.236cm"><text:p/></draw:line><draw:line text:anchor-type="paragraph" draw:z-index="29" draw:name="Shape21" draw:style-name="gr2" draw:text-style-name="P30" svg:x1="60.362cm" svg:y1="65.273cm" svg:x2="70.755cm" svg:y2="65.188cm"><text:p/></draw:line><draw:line text:anchor-type="paragraph" draw:z-index="30" draw:name="Shape22" draw:style-name="gr2" draw:text-style-name="P30" svg:x1="60.362cm" svg:y1="66.204cm" svg:x2="70.691cm" svg:y2="66.119cm"><text:p/></draw:line><draw:line text:anchor-type="paragraph" draw:z-index="31" draw:name="Shape23" draw:style-name="gr2" draw:text-style-name="P30" svg:x1="60.426cm" svg:y1="67.199cm" svg:x2="70.755cm" svg:y2="67.178cm"><text:p/></draw:line><draw:line text:anchor-type="paragraph" draw:z-index="32" draw:name="Shape24" draw:style-name="gr2" draw:text-style-name="P30" svg:x1="60.404cm" svg:y1="68.596cm" svg:x2="70.755cm" svg:y2="68.532cm"><text:p/></draw:line><draw:line text:anchor-type="paragraph" draw:z-index="38" draw:name="Shape30" draw:style-name="gr2" draw:text-style-name="P30" svg:x1="2.235cm" svg:y1="0.575cm" svg:x2="12.374cm" svg:y2="0.49cm"><text:p/></draw:line><draw:line text:anchor-type="paragraph" draw:z-index="46" draw:name="Shape38" draw:style-name="gr1" draw:text-style-name="P30" svg:x1="1.007cm" svg:y1="0.088cm" svg:x2="2.235cm" svg:y2="0.554cm"><text:p/></draw:line><draw:line text:anchor-type="paragraph" draw:z-index="47" draw:name="Shape39" draw:style-name="gr1" draw:text-style-name="P30" svg:x1="13.432cm" svg:y1="0.342cm" svg:x2="12.564cm" svg:y2="0.469cm"><text:p/></draw:line><text:span text:style-name="T24">rsp1</text:span><text:tab/><text:tab/> <text:s text:c="24"/><text:span text:style-name="T24">rbp0<text:tab/><text:tab/><text:tab/><text:tab/><text:tab/> <text:s text:c="6"/>rbp1</text:span></text:p>
      <text:p text:style-name="P21"><text:span text:style-name="T24">Overflow</text:span><text:tab/>%<text:span text:style-name="T24">fs : 0x28 <text:s text:c="7"/><text:tab/> <text:s/>.</text:span></text:p>
      <text:p text:style-name="P21"><text:span text:style-name="T24">of<text:tab/><text:tab/><text:tab/><text:tab/><text:tab/> ‘a’<text:tab/><text:tab/><text:tab/><text:tab/></text:span></text:p>
      <text:p text:style-name="P21"><text:span text:style-name="T24">allocated<text:tab/><text:tab/><text:tab/><text:tab/> ‘a’</text:span></text:p>
      <text:p text:style-name="P21"><draw:line text:anchor-type="paragraph" draw:z-index="44" draw:name="Shape36" draw:style-name="gr2" draw:text-style-name="P30" svg:x1="2.193cm" svg:y1="0.483cm" svg:x2="12.395cm" svg:y2="0.568cm"><text:p/></draw:line><text:span text:style-name="T24">memory<text:tab/><text:tab/><text:tab/><text:tab/> ‘a’</text:span></text:p>
      <text:p text:style-name="P21"><draw:line text:anchor-type="paragraph" draw:z-index="43" draw:name="Shape35" draw:style-name="gr2" draw:text-style-name="P30" svg:x1="2.214cm" svg:y1="0.596cm" svg:x2="12.374cm" svg:y2="0.681cm"><text:p/></draw:line><draw:line text:anchor-type="paragraph" draw:z-index="48" draw:name="Shape40" draw:style-name="gr1" draw:text-style-name="P30" svg:x1="13.369cm" svg:y1="0.66cm" svg:x2="12.649cm" svg:y2="0.173cm"><text:p/></draw:line><text:tab/><text:span text:style-name="T22"><text:tab/><text:tab/><text:tab/><text:tab/>‘</text:span><text:span text:style-name="T23">a’<text:tab/><text:tab/><text:tab/><text:tab/><text:tab/> <text:s text:c="7"/>rbp1 - 8</text:span></text:p>
      <text:p text:style-name="P22"><draw:line text:anchor-type="paragraph" draw:z-index="42" draw:name="Shape34" draw:style-name="gr2" draw:text-style-name="P30" svg:x1="2.171cm" svg:y1="0.563cm" svg:x2="12.437cm" svg:y2="0.669cm"><text:p/></draw:line><text:tab/><text:tab/><text:tab/><text:tab/><text:tab/>‘<text:span text:style-name="T24">a’</text:span></text:p>
      <text:p text:style-name="P22"><draw:line text:anchor-type="paragraph" draw:z-index="41" draw:name="Shape33" draw:style-name="gr2" draw:text-style-name="P30" svg:x1="2.171cm" svg:y1="0.628cm" svg:x2="12.395cm" svg:y2="0.776cm"><text:p/></draw:line><text:tab/><text:tab/><text:tab/><text:tab/><text:tab/>‘<text:span text:style-name="T24">a’</text:span></text:p>
      <text:p text:style-name="P22"><draw:line text:anchor-type="paragraph" draw:z-index="40" draw:name="Shape32" draw:style-name="gr2" draw:text-style-name="P30" svg:x1="2.235cm" svg:y1="0.714cm" svg:x2="12.416cm" svg:y2="0.799cm"><text:p/></draw:line><text:tab/><text:span text:style-name="T20"><text:tab/><text:tab/><text:tab/><text:tab/>‘</text:span><text:span text:style-name="T21">a’</text:span></text:p>
      <text:p text:style-name="P24"><draw:line text:anchor-type="paragraph" draw:z-index="39" draw:name="Shape31" draw:style-name="gr2" draw:text-style-name="P30" svg:x1="2.171cm" svg:y1="0.951cm" svg:x2="12.352cm" svg:y2="1.015cm"><text:p/></draw:line><draw:line text:anchor-type="paragraph" draw:z-index="49" draw:name="Shape41" draw:style-name="gr1" draw:text-style-name="P30" svg:x1="13.475cm" svg:y1="0.908cm" svg:x2="12.395cm" svg:y2="0.908cm"><text:p/></draw:line><text:tab/><text:tab/><text:tab/><text:tab/> <text:s text:c="7"/>‘<text:span text:style-name="T24">a’<text:tab/><text:tab/><text:tab/><text:tab/><text:tab/><text:tab/><text:tab/><text:tab/><text:tab/><text:tab/><text:tab/> <text:s text:c="4"/><text:tab/><text:tab/><text:tab/><text:tab/><text:tab/><text:tab/><text:tab/><text:tab/>rbp1 - 10</text:span></text:p>
      <text:p text:style-name="P22"><draw:line text:anchor-type="paragraph" draw:z-index="50" draw:name="Shape42" draw:style-name="gr1" draw:text-style-name="P30" svg:x1="13.284cm" svg:y1="1.166cm" svg:x2="12.522cm" svg:y2="0.848cm"><text:p/></draw:line><text:tab/><text:tab/><text:tab/><text:tab/><text:span text:style-name="T24">0x1 <text:s/>to <text:s/>0xf<text:tab/><text:tab/><text:tab/> <text:s text:c="5"/></text:span></text:p>
      <text:p text:style-name="P22"><draw:line text:anchor-type="paragraph" draw:z-index="45" draw:name="Shape37" draw:style-name="gr2" draw:text-style-name="P30" svg:x1="2.15cm" svg:y1="0.08cm" svg:x2="12.416cm" svg:y2="0.016cm"><text:p/></draw:line><text:span text:style-name="T24"><text:tab/><text:tab/><text:tab/><text:tab/><text:tab/><text:tab/><text:tab/><text:tab/><text:tab/><text:tab/><text:tab/>rbp1 – 14</text:span></text:p>
      <text:p text:style-name="P22"/>
      <text:p text:style-name="P25"/>
      <text:p text:style-name="P25"><draw:line text:anchor-type="paragraph" draw:z-index="35" draw:name="Shape27" draw:style-name="gr2" draw:text-style-name="P30" svg:x1="2.214cm" svg:y1="0.506cm" svg:x2="12.395cm" svg:y2="0.527cm"><text:p/></draw:line><draw:line text:anchor-type="paragraph" draw:z-index="37" draw:name="Shape29" draw:style-name="gr2" draw:text-style-name="P30" svg:x1="2.171cm" svg:y1="0.506cm" svg:x2="2.171cm" svg:y2="-0.148cm"><text:p/></draw:line><text:span text:style-name="T24">rsp1 – 20H</text:span></text:p>
      <text:p text:style-name="P23">(rsp2)</text:p>
      <text:p text:style-name="Text_20_body"><text:span text:style-name="T17"><text:tab/><text:tab/><text:tab/><text:tab/><text:tab/><text:tab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6"><text:span text:style-name="T16">rax <text:s/>--&gt; %fs = 0x28 <text:s text:c="14"/>eax = 0</text:span></text:p>
          </table:table-cell>
        </table:table-row>
      </table:table>
      <text:p text:style-name="P26"><text:span text:style-name="T16"/></text:p>
      <text:p text:style-name="P26"><text:span text:style-name="T16"/></text:p>
      <text:p text:style-name="P27"><text:span text:style-name="T16">rdx <text:s/></text:span><text:span text:style-name="T18">content is changed due to overwriting of ‘a’ </text:span></text:p>
      <text:p text:style-name="P28"><text:span text:style-name="T16">So rdx content is no more %fs : 0x28</text:span></text:p>
      <text:p text:style-name="P28"><text:span text:style-name="T16">Therefore , Stack_chk_fail is called</text:span></text:p>
      <text:p text:style-name="P28"><text:span text:style-name="T16">And Stack Smashing takes pla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25:47.675443346</meta:creation-date>
    <dc:title>Modern</dc:title>
    <meta:generator>LibreOffice/6.0.7.3$Linux_X86_64 LibreOffice_project/00m0$Build-3</meta:generator>
    <meta:editing-duration>PT22M3S</meta:editing-duration>
    <meta:editing-cycles>6</meta:editing-cycles>
    <dc:date>2020-05-14T19:35:40.172394826</dc:date>
    <meta:document-statistic meta:table-count="1" meta:image-count="9" meta:object-count="0" meta:page-count="6" meta:paragraph-count="73" meta:word-count="364" meta:character-count="2298" meta:non-whitespace-character-count="1715"/>
    <meta:template xlink:type="simple" xlink:actuate="onRequest" xlink:title="Modern" xlink:href="../../../../usr/lib/libreoffice/share/template/common/styles/Modern.ott" meta:date="2020-05-14T19:25:46.261965436"/>
  </office:meta>
</office:document-meta>
</file>